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3596"/>
    </style:style>
    <style:style style:name="P2" style:family="paragraph" style:parent-style-name="Standard">
      <style:text-properties fo:font-weight="bold" officeooo:paragraph-rsid="000d3596" style:font-weight-asian="bold" style:font-weight-complex="bold"/>
    </style:style>
    <style:style style:name="P3" style:family="paragraph" style:parent-style-name="Standard">
      <style:text-properties fo:font-weight="bold" officeooo:rsid="000d3596" officeooo:paragraph-rsid="000d3596" style:font-weight-asian="bold" style:font-weight-complex="bold"/>
    </style:style>
    <style:style style:name="P4" style:family="paragraph" style:parent-style-name="Standard">
      <style:text-properties fo:font-weight="bold" officeooo:rsid="000d3596" officeooo:paragraph-rsid="0019c177" style:font-weight-asian="bold" style:font-weight-complex="bold"/>
    </style:style>
    <style:style style:name="P5" style:family="paragraph" style:parent-style-name="Standard">
      <style:text-properties officeooo:paragraph-rsid="000e09c4"/>
    </style:style>
    <style:style style:name="P6" style:family="paragraph" style:parent-style-name="Standard" style:list-style-name="L1">
      <style:text-properties officeooo:paragraph-rsid="000e09c4"/>
    </style:style>
    <style:style style:name="P7" style:family="paragraph" style:parent-style-name="Standard" style:list-style-name="L2">
      <style:text-properties officeooo:paragraph-rsid="000d3596"/>
    </style:style>
    <style:style style:name="T1" style:family="text">
      <style:text-properties officeooo:rsid="000d359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3596" style:font-weight-asian="bold" style:font-weight-complex="bold"/>
    </style:style>
    <style:style style:name="T5" style:family="text">
      <style:text-properties fo:font-weight="bold" officeooo:rsid="0019c177" style:font-weight-asian="bold" style:font-weight-complex="bold"/>
    </style:style>
    <style:style style:name="T6" style:family="text">
      <style:text-properties officeooo:rsid="00162b2b"/>
    </style:style>
    <style:style style:name="T7" style:family="text">
      <style:text-properties officeooo:rsid="0019c1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35"/><text:span text:style-name="T1">K.AMUDHA</text:span></text:p>
      <text:p text:style-name="P1"><text:span text:style-name="T3"><text:s text:c="135"/></text:span><text:span text:style-name="T4">21.02.2017</text:span><text:span text:style-name="T3"> <text:s text:c="6"/></text:span></text:p>
      <text:p text:style-name="P3">DESIGNING TEAM</text:p>
      <text:p text:style-name="P3"><text:s/></text:p>
      <text:list xml:id="list772528386006116566" text:style-name="L2">
        <text:list-item>
          <text:p text:style-name="P7"><text:span text:style-name="T5">Analyse about Bootstrap</text:span><text:span text:style-name="T4"> <text:s text:c="10"/></text:span></text:p>
        </text:list-item>
      </text:list>
      <text:p text:style-name="P4"><text:s text:c="25"/></text:p>
      <text:p text:style-name="P4"><text:s text:c="9"/>Reference by:</text:p>
      <text:p text:style-name="P5"><text:span text:style-name="T4"><text:s text:c="23"/></text:span></text:p>
      <text:list xml:id="list5215051570286850659" text:style-name="L1">
        <text:list-header>
          <text:p text:style-name="P6"><text:a xlink:type="simple" xlink:href="https://en.wikipedia.org/wiki/Bootstrap_(front-end_framework" text:style-name="Internet_20_link" text:visited-style-name="Visited_20_Internet_20_Link"><text:span text:style-name="Citation">https://en.wikipedia.org/wiki/</text:span></text:a><text:a xlink:type="simple" xlink:href="https://en.wikipedia.org/wiki/Bootstrap_(front-end_framework" text:style-name="Internet_20_link" text:visited-style-name="Visited_20_Internet_20_Link"><text:span text:style-name="Citation"><text:span text:style-name="T2">Bootstrap</text:span></text:span></text:a><text:a xlink:type="simple" xlink:href="https://en.wikipedia.org/wiki/Bootstrap_(front-end_framework" text:style-name="Internet_20_link" text:visited-style-name="Visited_20_Internet_20_Link"><text:span text:style-name="Citation">_(</text:span></text:a><text:a xlink:type="simple" xlink:href="https://en.wikipedia.org/wiki/Bootstrap_(front-end_framework" text:style-name="Internet_20_link" text:visited-style-name="Visited_20_Internet_20_Link"><text:span text:style-name="Citation"><text:span text:style-name="T2">front-end</text:span></text:span></text:a><text:a xlink:type="simple" xlink:href="https://en.wikipedia.org/wiki/Bootstrap_(front-end_framework" text:style-name="Internet_20_link" text:visited-style-name="Visited_20_Internet_20_Link"><text:span text:style-name="Citation">_</text:span></text:a><text:a xlink:type="simple" xlink:href="https://en.wikipedia.org/wiki/Bootstrap_(front-end_framework" text:style-name="Internet_20_link" text:visited-style-name="Visited_20_Internet_20_Link"><text:span text:style-name="Citation"><text:span text:style-name="T2">framework</text:span></text:span></text:a><text:span text:style-name="Citation">)</text:span></text:p>
          <text:p text:style-name="P6"><text:a xlink:type="simple" xlink:href="https://www.tutorialspoint.com/" text:style-name="Internet_20_link" text:visited-style-name="Visited_20_Internet_20_Link"><text:span text:style-name="Citation">https://www.tutorialspoint.co</text:span></text:a><text:a xlink:type="simple" xlink:href="https://www.tutorialspoint.com/" text:style-name="Internet_20_link" text:visited-style-name="Visited_20_Internet_20_Link"><text:span text:style-name="Citation"><text:span text:style-name="T6">m</text:span></text:span></text:a></text:p>
          <text:p text:style-name="P6"><text:a xlink:type="simple" xlink:href="http://www.tutorialrepublic.com/twitter-bootstrap-tutorial/bootstrap-introduction.php" text:style-name="Internet_20_link" text:visited-style-name="Visited_20_Internet_20_Link"><text:span text:style-name="Citation">www.tutorialrepublic.com/twitter-</text:span></text:a><text:a xlink:type="simple" xlink:href="http://www.tutorialrepublic.com/twitter-bootstrap-tutorial/bootstrap-introduction.php" text:style-name="Internet_20_link" text:visited-style-name="Visited_20_Internet_20_Link"><text:span text:style-name="Citation"><text:span text:style-name="T2">bootstrap</text:span></text:span></text:a><text:a xlink:type="simple" xlink:href="http://www.tutorialrepublic.com/twitter-bootstrap-tutorial/bootstrap-introduction.php" text:style-name="Internet_20_link" text:visited-style-name="Visited_20_Internet_20_Link"><text:span text:style-name="Citation">-tutorial/</text:span></text:a><text:a xlink:type="simple" xlink:href="http://www.tutorialrepublic.com/twitter-bootstrap-tutorial/bootstrap-introduction.php" text:style-name="Internet_20_link" text:visited-style-name="Visited_20_Internet_20_Link"><text:span text:style-name="Citation"><text:span text:style-name="T2">bootstrap</text:span></text:span></text:a><text:a xlink:type="simple" xlink:href="http://www.tutorialrepublic.com/twitter-bootstrap-tutorial/bootstrap-introduction.php" text:style-name="Internet_20_link" text:visited-style-name="Visited_20_Internet_20_Link"><text:span text:style-name="Citation">-introduction.php</text:span></text:a><text:span text:style-name="Citation"> </text:span><text:a xlink:type="simple" xlink:href="https://www.w3schools.com/bootstrap/bootstrap_get_started.asp" text:style-name="Internet_20_link" text:visited-style-name="Visited_20_Internet_20_Link"><text:span text:style-name="Citation">https://www.w3schools.com/</text:span></text:a><text:a xlink:type="simple" xlink:href="https://www.w3schools.com/bootstrap/bootstrap_get_started.asp" text:style-name="Internet_20_link" text:visited-style-name="Visited_20_Internet_20_Link"><text:span text:style-name="Citation"><text:span text:style-name="T2">bootstrap</text:span></text:span></text:a><text:a xlink:type="simple" xlink:href="https://www.w3schools.com/bootstrap/bootstrap_get_started.asp" text:style-name="Internet_20_link" text:visited-style-name="Visited_20_Internet_20_Link"><text:span text:style-name="Citation">/</text:span></text:a><text:a xlink:type="simple" xlink:href="https://www.w3schools.com/bootstrap/bootstrap_get_started.asp" text:style-name="Internet_20_link" text:visited-style-name="Visited_20_Internet_20_Link"><text:span text:style-name="Citation"><text:span text:style-name="T2">bootstrap</text:span></text:span></text:a><text:a xlink:type="simple" xlink:href="https://www.w3schools.com/bootstrap/bootstrap_get_started.asp" text:style-name="Internet_20_link" text:visited-style-name="Visited_20_Internet_20_Link"><text:span text:style-name="Citation">_get_started.asp</text:span></text:a></text:p>
          <text:p text:style-name="P6"><text:a xlink:type="simple" xlink:href="https://www.taniarascia.com/" text:style-name="Internet_20_link" text:visited-style-name="Visited_20_Internet_20_Link"><text:span text:style-name="Citation">https://www.taniarascia.com</text:span></text:a></text:p>
          <text:p text:style-name="P6"><text:span text:style-name="Citation"/></text:p>
          <text:p text:style-name="P6"><text:span text:style-name="Citation"/></text:p>
          <text:p text:style-name="P6"><text:span text:style-name="Citation"><text:span text:style-name="T2"/></text:span></text:p>
        </text:list-header>
      </text:list>
      <text:p text:style-name="P5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33:57.690726948</meta:creation-date>
    <dc:date>2017-02-21T17:26:14.709920185</dc:date>
    <meta:editing-duration>PT10M40S</meta:editing-duration>
    <meta:editing-cycles>6</meta:editing-cycles>
    <meta:generator>LibreOffice/5.2.2.2$Linux_x86 LibreOffice_project/20m0$Build-2</meta:generator>
    <meta:document-statistic meta:table-count="0" meta:image-count="0" meta:object-count="0" meta:page-count="1" meta:paragraph-count="15" meta:word-count="22" meta:character-count="680" meta:non-whitespace-character-count="329"/>
  </office:meta>
</office:document-meta>
</file>